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Добавление объекта конфигурации</text:h>
      <text:section text:style-name="Sect1" text:name="i341">
        <text:p text:style-name="P1">Чтобы добавить новый объект конфигурации или его реквизит, нажимайте <text:span text:style-name="T2">Создать</text:span> в контекстном меню на ветке, обозначающей группу объектов: <text:span text:style-name="T2">Справочники</text:span>, <text:span text:style-name="T2">Документы</text:span>, <text:span text:style-name="T2">Реквизиты</text:span>, <text:span text:style-name="T2">Команды</text:span> и так далее.</text:p>
        <text:h text:style-name="P4" text:outline-level="3">Сопутствующая информация</text:h>
        <text:h text:style-name="P2" text:outline-level="4">Знакомство на примерах</text:h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28:13.293175140</dc:date>
    <meta:editing-duration>PT9H9M23S</meta:editing-duration>
    <meta:editing-cycles>14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6" meta:character-count="297" meta:non-whitespace-character-count="266"/>
  </office:meta>
</office:document-meta>
</file>